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586cm" fo:min-width="0.712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1.523cm" fo:min-width="1.28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3.928cm" fo:min-width="2.327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4.45cm" fo:min-width="0cm"/>
    </style:style>
    <style:style style:name="gr5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ashed_20__28_var_29_" svg:stroke-width="0.106cm" svg:stroke-color="#800080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212cm" svg:height="0.836cm" draw:transform="rotate (1.5707963267949) translate (2.186cm 4.877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1.35cm 4.0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0.459cm 2.977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0.25cm 0.35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1.2cm" svg:y1="1.751cm" svg:x2="1.2cm" svg:y2="1.251cm">
              <text:p/>
            </draw:line>
            <draw:line draw:style-name="gr5" draw:text-style-name="P3" draw:layer="layout" svg:x1="0.95cm" svg:y1="1.501cm" svg:x2="1.45cm" svg:y2="1.501cm">
              <text:p/>
            </draw:line>
            <draw:line draw:style-name="gr5" draw:text-style-name="P3" draw:layer="layout" svg:x1="1.023cm" svg:y1="1.678cm" svg:x2="1.377cm" svg:y2="1.324cm">
              <text:p/>
            </draw:line>
            <draw:line draw:style-name="gr5" draw:text-style-name="P3" draw:layer="layout" svg:x1="1.377cm" svg:y1="1.678cm" svg:x2="1.023cm" svg:y2="1.324cm">
              <text:p/>
            </draw:line>
          </draw:g>
          <draw:line draw:style-name="gr6" draw:text-style-name="P4" draw:layer="layout" svg:x1="0.05cm" svg:y1="4.751cm" svg:x2="1.15cm" svg:y2="1.551cm">
            <text:p/>
          </draw:line>
          <draw:g>
            <draw:custom-shape draw:style-name="gr1" draw:text-style-name="P1" draw:layer="layout" svg:width="1.212cm" svg:height="0.836cm" draw:transform="rotate (1.5707963267949) translate (9.086cm 4.877cm)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24cm" svg:height="2.507cm" draw:transform="rotate (1.5707963267949) translate (8.25cm 4.06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2.827cm" svg:height="4.178cm" draw:transform="rotate (1.5707963267949) translate (7.459cm 2.977cm)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303cm" svg:height="4.7cm" draw:transform="rotate (1.5707963267949) translate (7.25cm 0.35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5" draw:text-style-name="P3" draw:layer="layout" svg:x1="9.35cm" svg:y1="1.177cm" svg:x2="9.35cm" svg:y2="0.677cm">
              <text:p/>
            </draw:line>
            <draw:line draw:style-name="gr5" draw:text-style-name="P3" draw:layer="layout" svg:x1="9.1cm" svg:y1="0.927cm" svg:x2="9.6cm" svg:y2="0.927cm">
              <text:p/>
            </draw:line>
            <draw:line draw:style-name="gr5" draw:text-style-name="P3" draw:layer="layout" svg:x1="9.173cm" svg:y1="1.104cm" svg:x2="9.527cm" svg:y2="0.75cm">
              <text:p/>
            </draw:line>
            <draw:line draw:style-name="gr5" draw:text-style-name="P3" draw:layer="layout" svg:x1="9.527cm" svg:y1="1.104cm" svg:x2="9.173cm" svg:y2="0.75cm">
              <text:p/>
            </draw:line>
          </draw:g>
          <draw:line draw:style-name="gr6" draw:text-style-name="P4" draw:layer="layout" svg:x1="5.85cm" svg:y1="4.951cm" svg:x2="9.35cm" svg:y2="0.951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30T15:20:18.335398769</meta:creation-date>
    <dc:date>2020-11-30T15:22:15.610638518</dc:date>
    <meta:editing-duration>PT1M57S</meta:editing-duration>
    <meta:editing-cycles>1</meta:editing-cycles>
    <meta:generator>LibreOffice/7.0.3.1$Linux_X86_64 LibreOffice_project/00$Build-1</meta:generator>
    <meta:document-statistic meta:object-count="25"/>
  </office:meta>
</office:document-meta>
</file>